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ff0000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fo:font-weight="bold" style:font-weight-asian="bold" style:font-weight-complex="bold"/>
    </style:style>
    <style:style style:name="P5" style:family="paragraph" style:parent-style-name="Standard">
      <style:text-properties fo:color="#000000" fo:font-style="italic" style:font-style-asian="italic" style:font-style-complex="italic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 style:list-style-name="L1"/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color="#000000"/>
    </style:style>
    <style:style style:name="P10" style:family="paragraph" style:parent-style-name="Standard">
      <style:text-properties fo:font-style="italic" style:font-style-asian="italic" style:font-style-complex="italic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paragraph-properties fo:break-before="page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upal TestSprint</text:p>
      <text:p text:style-name="P1"/>
      <text:p text:style-name="P1"/>
      <text:p text:style-name="P1">Drupal CVS Command Cheatsheet</text:p>
      <text:p text:style-name="Standard"/>
      <text:p text:style-name="Standard"/>
      <text:p text:style-name="P6">Checkout Drupal 6 from CVS</text:p>
      <text:p text:style-name="Standard">cvs -z6 -d:pserver:anonymous:anonymous@cvs.drupal.org:/cvs/drupal checkout -d 6x drupal</text:p>
      <text:p text:style-name="Standard"/>
      <text:p text:style-name="P6">Checkout Drupal 7 from CVS</text:p>
      <text:p text:style-name="Standard">cvs -z6 -d:pserver:anonymous:anonymous@cvs.drupal.org:/cvs/drupal checkout -d 7x drupal</text:p>
      <text:p text:style-name="Standard"/>
      <text:p text:style-name="P6">Checkout a contributed modules from CVS</text:p>
      <text:p text:style-name="Standard">cvs/drupal-contrib checkout -d sites/all/devel contributions/modules/devel</text:p>
      <text:p text:style-name="Standard"/>
      <text:p text:style-name="P6">Checkout contrib module dev version from CVS</text:p>
      <text:p text:style-name="Standard">cvs/drupal-contrib checkout -r DRUPAL-6--1  -d exif contributions/modules/devel</text:p>
      <text:p text:style-name="Standard"/>
      <text:p text:style-name="P6">Update your checkout</text:p>
      <text:p text:style-name="Standard">cvs up -dPC</text:p>
      <text:p text:style-name="Standard"/>
      <text:p text:style-name="P6">Apply a patch (must point to the correct directory)</text:p>
      <text:p text:style-name="Standard">patch -p0 &lt; trigger_hook_access-324183-17.patch</text:p>
      <text:p text:style-name="Standard"/>
      <text:p text:style-name="P6">View differences</text:p>
      <text:p text:style-name="Standard">cvs diff -u exif.class.php </text:p>
      <text:p text:style-name="Standard"/>
      <text:p text:style-name="P6">Create a patch</text:p>
      <text:p text:style-name="Standard">(from checked out cvs code)</text:p>
      <text:p text:style-name="Standard">cvs diff -u filname.class.php &gt; filename_patch_commentnum.patch</text:p>
      <text:p text:style-name="Standard"/>
      <text:p text:style-name="Standard"/>
      <text:p text:style-name="Standard"><text:span text:style-name="Citation"><text:span text:style-name="T1">http:drupal</text:span></text:span><text:span text:style-name="Citation">.org/handbook/</text:span><text:span text:style-name="Citation"><text:span text:style-name="T1">cvs</text:span></text:span><text:span text:style-name="Citation">/quickstart</text:span></text:p>
      <text:p text:style-name="P12">Some basic Git Commands</text:p>
      <text:p text:style-name="Standard"/>
      <text:p text:style-name="P6">Initialize a directory as a git repository</text:p>
      <text:p text:style-name="Standard">git init</text:p>
      <text:p text:style-name="Standard"/>
      <text:p text:style-name="P6">Checkout a repository from github</text:p>
      <text:list xml:id="list1299642247" text:style-name="L1">
        <text:list-item>
          <text:p text:style-name="P7">setting its name to 'origin'</text:p>
        </text:list-item>
      </text:list>
      <text:p text:style-name="Standard"/>
      <text:p text:style-name="P6">Add files to be committed</text:p>
      <text:p text:style-name="Standard">git add .</text:p>
      <text:p text:style-name="Standard"/>
      <text:p text:style-name="P6">Update files in commit queue</text:p>
      <text:p text:style-name="Standard">git add –update</text:p>
      <text:p text:style-name="Standard"/>
      <text:p text:style-name="P6">Commit changes to your local version of git</text:p>
      <text:p text:style-name="Standard">git commit -m “commit message”</text:p>
      <text:p text:style-name="Standard"/>
      <text:p text:style-name="P6">See which branches you have installed</text:p>
      <text:p text:style-name="Standard">git branch</text:p>
      <text:p text:style-name="Standard"/>
      <text:p text:style-name="P6">Switch to a different branch</text:p>
      <text:p text:style-name="Standard">git checkout branchname</text:p>
      <text:p text:style-name="Standard"/>
      <text:p text:style-name="P6">Connect with another repository</text:p>
      <text:p text:style-name="P11">git clone git://host.xz[:port]/path/to/repo.git/ <text:s/></text:p>
      <text:p text:style-name="Standard"/>
      <text:p text:style-name="P6">Push changes to github</text:p>
      <text:p text:style-name="Standard">git push origin master</text:p>
      <text:p text:style-name="Standard"/>
      <text:p text:style-name="P6">Pull changes from github</text:p>
      <text:p text:style-name="P3">git pull origin master</text:p>
      <text:p text:style-name="P2"/>
      <text:p text:style-name="P5">See status</text:p>
      <text:p text:style-name="P3">git status</text:p>
      <text:p text:style-name="P3"/>
      <text:p text:style-name="P5">Temporarily revert to your most recently commited version (“undo”)</text:p>
      <text:p text:style-name="P3">git stash</text:p>
      <text:p text:style-name="P3"/>
      <text:p text:style-name="P5">Switch back to recently stashed changes (“redo”)</text:p>
      <text:p text:style-name="P3">git stash apply</text:p>
      <text:p text:style-name="P3"/>
      <text:p text:style-name="P4">Notes:</text:p>
      <text:p text:style-name="P3">Git commits are hexidemical 'branch numbers'</text:p>
      <text:p text:style-name="P3">Git commits have 1 parent</text:p>
      <text:p text:style-name="P3"/>
      <text:p text:style-name="P3"><text:a xlink:type="simple" xlink:href="http://www.kernel.org/pub/software/scm/git/docs/everyday.html">http://www.kernel.org/pub/software/scm/git/docs/everyday.html</text:a></text:p>
      <text:p text:style-name="P3"/>
      <text:p text:style-name="P3">Amazing extensive tutorial</text:p>
      <text:p text:style-name="P3">http://learn.github.com/p/setup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ach Sikes</meta:initial-creator>
    <meta:creation-date>2010-01-07T10:17:00</meta:creation-date>
    <dc:date>2010-01-08T22:25:02</dc:date>
    <dc:creator>Chach Sikes</dc:creator>
    <meta:editing-duration>PT00H51M20S</meta:editing-duration>
    <meta:editing-cycles>42</meta:editing-cycles>
    <meta:generator>OpenOffice.org/3.1$Unix OpenOffice.org_project/310m11$Build-9399</meta:generator>
    <meta:document-statistic meta:table-count="0" meta:image-count="0" meta:object-count="0" meta:page-count="2" meta:paragraph-count="53" meta:word-count="232" meta:character-count="1733"/>
  </office:meta>
</office:document-meta>
</file>